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1.32cm"/>
    </style:style>
    <style:style style:name="gr4" style:family="graphic" style:parent-style-name="standard">
      <style:graphic-properties draw:stroke="solid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235cm"/>
    </style:style>
    <style:style style:name="gr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c0c0c0" draw:fill-gradient-name="Gradient_20_1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1cm" svg:y1="26.67cm" svg:x2="16.51cm" svg:y2="6.985cm">
          <text:p/>
        </draw:line>
        <draw:custom-shape draw:style-name="gr2" draw:text-style-name="P1" draw:layer="layout" svg:width="3.81cm" svg:height="3.81cm" svg:x="6.985cm" svg:y="22.2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465cm" svg:height="1.987cm" svg:x="13.335cm" svg:y="4.78cm">
          <draw:text-box>
            <text:p text:style-name="P2"><text:span text:style-name="T1">T = A + B </text:span></text:p>
          </draw:text-box>
        </draw:frame>
        <draw:custom-shape draw:style-name="gr4" draw:text-style-name="P1" draw:layer="layout" svg:width="2.54cm" svg:height="2.54cm" svg:x="13.97cm" svg:y="22.8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5" draw:text-style-name="P3" draw:layer="layout" svg:width="1.47cm" svg:height="2.143cm" svg:x="14.405cm" svg:y="23.06cm">
          <draw:text-box>
            <text:p text:style-name="P3"><text:span text:style-name="T2">R</text:span></text:p>
          </draw:text-box>
        </draw:frame>
        <draw:line draw:style-name="gr6" draw:text-style-name="P1" draw:layer="layout" svg:x1="10.795cm" svg:y1="24.13cm" svg:x2="13.97cm" svg:y2="24.13cm">
          <text:p/>
        </draw:line>
        <draw:custom-shape draw:style-name="gr2" draw:text-style-name="P1" draw:layer="layout" svg:width="10.16cm" svg:height="2.54cm" svg:x="13.335cm" svg:y="4.44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2.54cm" svg:height="2.54cm" svg:x="20.955cm" svg:y="4.44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244.86422668241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8" draw:text-style-name="P2" draw:layer="layout" svg:width="1.778cm" svg:height="1.987cm" svg:x="21.327cm" svg:y="4.805cm">
          <draw:text-box>
            <text:p text:style-name="P2"><text:span text:style-name="T1">0</text:span></text:p>
          </draw:text-box>
        </draw:frame>
        <draw:custom-shape draw:style-name="gr2" draw:text-style-name="P1" draw:layer="layout" svg:width="3.81cm" svg:height="3.81cm" svg:x="6.985cm" svg:y="26.0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4.605cm" svg:y="26.6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5" draw:text-style-name="P3" draw:layer="layout" svg:width="1.47cm" svg:height="2.143cm" svg:x="15.04cm" svg:y="26.87cm">
          <draw:text-box>
            <text:p text:style-name="P3"><text:span text:style-name="T2">R</text:span></text:p>
          </draw:text-box>
        </draw:frame>
        <draw:line draw:style-name="gr6" draw:text-style-name="P1" draw:layer="layout" svg:x1="10.795cm" svg:y1="27.94cm" svg:x2="14.605cm" svg:y2="27.94cm">
          <text:p/>
        </draw:line>
        <draw:custom-shape draw:style-name="gr2" draw:text-style-name="P1" draw:layer="layout" svg:width="3.81cm" svg:height="3.81cm" svg:x="6.985cm" svg:y="29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5.24cm" svg:y="30.48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5" draw:text-style-name="P3" draw:layer="layout" svg:width="1.47cm" svg:height="2.143cm" svg:x="15.675cm" svg:y="30.68cm">
          <draw:text-box>
            <text:p text:style-name="P3"><text:span text:style-name="T2">R</text:span></text:p>
          </draw:text-box>
        </draw:frame>
        <draw:line draw:style-name="gr6" draw:text-style-name="P1" draw:layer="layout" svg:x1="10.795cm" svg:y1="31.75cm" svg:x2="15.24cm" svg:y2="31.75cm">
          <text:p/>
        </draw:line>
        <draw:custom-shape draw:style-name="gr2" draw:text-style-name="P1" draw:layer="layout" svg:width="3.81cm" svg:height="3.81cm" svg:x="6.985cm" svg:y="33.6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5.875cm" svg:y="34.2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5" draw:text-style-name="P3" draw:layer="layout" svg:width="1.47cm" svg:height="2.143cm" svg:x="16.31cm" svg:y="34.49cm">
          <draw:text-box>
            <text:p text:style-name="P3"><text:span text:style-name="T2">R</text:span></text:p>
          </draw:text-box>
        </draw:frame>
        <draw:line draw:style-name="gr6" draw:text-style-name="P1" draw:layer="layout" svg:x1="10.795cm" svg:y1="35.56cm" svg:x2="15.875cm" svg:y2="35.56cm">
          <text:p/>
        </draw:line>
        <draw:frame draw:style-name="gr5" draw:text-style-name="P3" draw:layer="layout" svg:width="4.645cm" svg:height="2.143cm" svg:x="6.685cm" svg:y="20.382cm">
          <draw:text-box>
            <text:p text:style-name="P3"><text:span text:style-name="T2">Base</text:span></text:p>
          </draw:text-box>
        </draw:frame>
        <draw:line draw:style-name="gr1" draw:text-style-name="P1" draw:layer="layout" svg:x1="14.305cm" svg:y1="12.7cm" svg:x2="13.97cm" svg:y2="6.985cm">
          <text:p/>
        </draw:line>
        <draw:line draw:style-name="gr1" draw:text-style-name="P1" draw:layer="layout" svg:x1="13.335cm" svg:y1="16.51cm" svg:x2="13.97cm" svg:y2="6.985cm">
          <text:p/>
        </draw:line>
        <draw:line draw:style-name="gr1" draw:text-style-name="P1" draw:layer="layout" svg:x1="15.875cm" svg:y1="22.86cm" svg:x2="16.51cm" svg:y2="6.985cm">
          <text:p/>
        </draw:line>
        <draw:custom-shape draw:style-name="gr4" draw:text-style-name="P1" draw:layer="layout" svg:width="2.54cm" svg:height="2.54cm" svg:x="13.335cm" svg:y="12.7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5" draw:text-style-name="P3" draw:layer="layout" svg:width="1.47cm" svg:height="2.143cm" svg:x="13.525cm" svg:y="12.945cm">
          <draw:text-box>
            <text:p text:style-name="P3"><text:span text:style-name="T2">W</text:span></text:p>
          </draw:text-box>
        </draw:frame>
        <draw:line draw:style-name="gr1" draw:text-style-name="P1" draw:layer="layout" svg:x1="17.78cm" svg:y1="34.925cm" svg:x2="19.685cm" svg:y2="6.985cm">
          <text:p/>
        </draw:line>
        <draw:line draw:style-name="gr1" draw:text-style-name="P1" draw:layer="layout" svg:x1="17.145cm" svg:y1="30.48cm" svg:x2="19.685cm" svg:y2="6.985cm">
          <text:p/>
        </draw:line>
        <draw:custom-shape draw:style-name="gr2" draw:text-style-name="P1" draw:layer="layout" svg:width="3.81cm" svg:height="3.81cm" svg:x="6.985cm" svg:y="12.06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795cm" svg:y1="13.97cm" svg:x2="13.335cm" svg:y2="13.97cm">
          <text:p/>
        </draw:line>
        <draw:custom-shape draw:style-name="gr2" draw:text-style-name="P1" draw:layer="layout" svg:width="3.81cm" svg:height="3.81cm" svg:x="6.985cm" svg:y="15.87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795cm" svg:y1="17.78cm" svg:x2="12.7cm" svg:y2="17.78cm">
          <text:p/>
        </draw:line>
        <draw:frame draw:style-name="gr5" draw:text-style-name="P3" draw:layer="layout" svg:width="1.27cm" svg:height="2.143cm" svg:x="8.155cm" svg:y="10.122cm">
          <draw:text-box>
            <text:p text:style-name="P3"><text:span text:style-name="T2">T</text:span></text:p>
          </draw:text-box>
        </draw:frame>
        <draw:custom-shape draw:style-name="gr4" draw:text-style-name="P1" draw:layer="layout" svg:width="2.54cm" svg:height="2.54cm" svg:x="12.7cm" svg:y="16.5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frame draw:style-name="gr5" draw:text-style-name="P3" draw:layer="layout" svg:width="1.47cm" svg:height="2.143cm" svg:x="12.89cm" svg:y="16.755cm">
          <draw:text-box>
            <text:p text:style-name="P3"><text:span text:style-name="T2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1-01-21T14:29:14</meta:creation-date>
    <dc:date>2011-01-21T15:51:02</dc:date>
    <dc:creator>Mads Kristensen</dc:creator>
    <meta:editing-duration>PT00H51M06S</meta:editing-duration>
    <meta:editing-cycles>4</meta:editing-cycles>
    <meta:generator>OpenOffice.org/3.2$Unix OpenOffice.org_project/320m19$Build-9505</meta:generator>
    <meta:document-statistic meta:object-count="36"/>
  </office:meta>
</office:document-meta>
</file>